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start" style:justify-single-word="false"/>
      <style:text-properties fo:font-style="italic" fo:font-weight="bold"/>
    </style:style>
    <style:style style:name="P4" style:family="paragraph" style:parent-style-name="Normal">
      <style:paragraph-properties fo:text-align="start" style:justify-single-word="false"/>
      <style:text-properties fo:font-style="italic" fo:font-weight="normal"/>
    </style:style>
    <style:style style:name="P5" style:family="paragraph" style:parent-style-name="Normal">
      <style:paragraph-properties fo:text-align="start" style:justify-single-word="false"/>
      <style:text-properties fo:font-weight="bold"/>
    </style:style>
    <style:style style:name="P6" style:family="paragraph" style:parent-style-name="Normal">
      <style:paragraph-properties fo:text-align="start" style:justify-single-word="false"/>
      <style:text-properties style:text-underline-style="solid" style:text-underline-width="auto" style:text-underline-color="font-color" fo:font-weight="normal"/>
    </style:style>
    <style:style style:name="P7" style:family="paragraph" style:parent-style-name="Normal">
      <style:paragraph-properties fo:text-align="start" style:justify-single-word="false"/>
      <style:text-properties fo:font-weight="normal"/>
    </style:style>
    <style:style style:name="P8" style:family="paragraph" style:parent-style-name="Normal">
      <style:paragraph-properties fo:text-align="start" style:justify-single-word="false"/>
      <style:text-properties fo:font-weight="normal" officeooo:rsid="001f453a" officeooo:paragraph-rsid="001f453a"/>
    </style:style>
    <style:style style:name="P9" style:family="paragraph" style:parent-style-name="Normal">
      <style:paragraph-properties fo:text-align="start" style:justify-single-word="false"/>
      <style:text-properties fo:font-weight="normal" officeooo:rsid="001f5094" officeooo:paragraph-rsid="001f5094"/>
    </style:style>
    <style:style style:name="P10" style:family="paragraph" style:parent-style-name="Normal">
      <style:paragraph-properties fo:text-align="start" style:justify-single-word="false"/>
      <style:text-properties fo:font-weight="normal" officeooo:rsid="001fcbce" officeooo:paragraph-rsid="001fcbce"/>
    </style:style>
    <style:style style:name="P11" style:family="paragraph" style:parent-style-name="Normal">
      <style:paragraph-properties fo:text-align="start" style:justify-single-word="false"/>
      <style:text-properties fo:font-style="normal" style:text-underline-style="none" fo:font-weight="normal" officeooo:rsid="0013ba65" officeooo:paragraph-rsid="0013ba65" style:font-style-asian="normal" style:font-style-complex="normal"/>
    </style:style>
    <style:style style:name="P12" style:family="paragraph" style:parent-style-name="Normal">
      <style:paragraph-properties fo:text-align="start" style:justify-single-word="false"/>
      <style:text-properties fo:font-style="normal" style:text-underline-style="none" fo:font-weight="normal" officeooo:rsid="0015b9c1" officeooo:paragraph-rsid="0015b9c1" style:font-style-asian="normal" style:font-style-complex="normal"/>
    </style:style>
    <style:style style:name="P13" style:family="paragraph" style:parent-style-name="Normal">
      <style:paragraph-properties fo:text-align="start" style:justify-single-word="false"/>
      <style:text-properties fo:font-style="normal" style:text-underline-style="none" fo:font-weight="normal" officeooo:rsid="0017f840" officeooo:paragraph-rsid="0017f840" style:font-style-asian="normal" style:font-style-complex="normal"/>
    </style:style>
    <style:style style:name="P14" style:family="paragraph" style:parent-style-name="Normal">
      <style:paragraph-properties fo:text-align="start" style:justify-single-word="false"/>
      <style:text-properties fo:font-style="normal" style:text-underline-style="solid" style:text-underline-width="auto" style:text-underline-color="font-color" fo:font-weight="normal" officeooo:rsid="0013ba65" officeooo:paragraph-rsid="0013ba65" style:font-style-asian="normal" style:font-style-complex="normal"/>
    </style:style>
    <style:style style:name="P15" style:family="paragraph" style:parent-style-name="Normal">
      <style:paragraph-properties fo:text-align="justify" style:justify-single-word="false"/>
      <style:text-properties style:font-name="Liberation Serif1" fo:font-size="12pt" fo:language="fr" fo:country="FR" fo:font-weight="bold" officeooo:rsid="0019ae30" officeooo:paragraph-rsid="0019ae30"/>
    </style:style>
    <style:style style:name="P16" style:family="paragraph" style:parent-style-name="Normal">
      <style:paragraph-properties fo:text-align="justify" style:justify-single-word="false"/>
      <style:text-properties style:font-name="Liberation Serif1" fo:font-size="12pt" fo:language="fr" fo:country="FR" fo:font-weight="normal" officeooo:rsid="0019ae30" officeooo:paragraph-rsid="0019ae30" style:font-weight-asian="normal" style:font-weight-complex="normal"/>
    </style:style>
    <style:style style:name="P17"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b2bd8"/>
    </style:style>
    <style:style style:name="P18"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bce6f" officeooo:paragraph-rsid="001bce6f"/>
    </style:style>
    <style:style style:name="P19" style:family="paragraph" style:parent-style-name="Standard" style:list-style-name="L1">
      <style:paragraph-properties fo:margin-left="0.635cm" fo:margin-right="0cm" fo:text-align="start" style:justify-single-word="false" fo:orphans="2" fo:widows="2" fo:text-indent="0cm" style:auto-text-indent="false" style:writing-mode="lr-tb"/>
      <style:text-properties style:font-name="Liberation Serif1" fo:font-size="12pt" fo:language="fr" fo:country="FR" fo:font-weight="normal" officeooo:rsid="001d1d36" officeooo:paragraph-rsid="001d1d36"/>
    </style:style>
    <style:style style:name="P20" style:family="paragraph" style:parent-style-name="Normal" style:list-style-name="L2">
      <style:paragraph-properties fo:text-align="start" style:justify-single-word="false"/>
      <style:text-properties fo:font-weight="normal" officeooo:rsid="001f5094" officeooo:paragraph-rsid="001f5094"/>
    </style:style>
    <style:style style:name="P21" style:family="paragraph" style:parent-style-name="Normal" style:list-style-name="L2">
      <style:paragraph-properties fo:text-align="start" style:justify-single-word="false"/>
      <style:text-properties fo:font-weight="normal" officeooo:rsid="001fcbce" officeooo:paragraph-rsid="001fcbce"/>
    </style:style>
    <style:style style:name="P22" style:family="paragraph" style:parent-style-name="Normal">
      <style:paragraph-properties fo:text-align="start" style:justify-single-word="false"/>
      <style:text-properties fo:font-weight="normal" officeooo:rsid="001fcbce" officeooo:paragraph-rsid="001fcbce"/>
    </style:style>
    <style:style style:name="P23" style:family="paragraph" style:parent-style-name="Normal">
      <style:paragraph-properties fo:text-align="start" style:justify-single-word="false"/>
      <style:text-properties fo:font-weight="normal"/>
    </style:style>
    <style:style style:name="P24" style:family="paragraph" style:parent-style-name="Normal">
      <style:paragraph-properties fo:text-align="start" style:justify-single-word="false"/>
      <style:text-properties fo:font-weight="normal" officeooo:rsid="00231ece" officeooo:paragraph-rsid="00231ece"/>
    </style:style>
    <style:style style:name="P25" style:family="paragraph" style:parent-style-name="Normal">
      <style:paragraph-properties fo:text-align="start" style:justify-single-word="false"/>
      <style:text-properties fo:font-style="italic" fo:font-weight="normal"/>
    </style:style>
    <style:style style:name="T1" style:family="text">
      <style:text-properties fo:font-style="italic" style:text-underline-style="solid" style:text-underline-width="auto" style:text-underline-color="font-color"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888"/>
    </style:style>
    <style:style style:name="T4" style:family="text">
      <style:text-properties officeooo:rsid="001b2bd8"/>
    </style:style>
    <style:style style:name="T5" style:family="text">
      <style:text-properties officeooo:rsid="001fcbce"/>
    </style:style>
    <style:style style:name="T6" style:family="text">
      <style:text-properties officeooo:rsid="00231ece"/>
    </style:style>
    <style:style style:name="T7" style:family="text">
      <style:text-properties officeooo:rsid="00233fe6"/>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Normal">PEPIN Thibaut</text:p>
        <text:p text:style-name="Normal">PAXENT Laurent</text:p>
        <text:p text:style-name="P1"/>
        <text:p text:style-name="P1">Université de Versailles - Saint Quentin</text:p>
        <text:p text:style-name="P1">“Algorithmique de Graphes”</text:p>
        <text:p text:style-name="P1">Le projet : Métro, c’est trop</text:p>
        <text:p text:style-name="P1"/>
        <text:p text:style-name="P2"/>
        <text:p text:style-name="P15">Introduction :</text:p>
        <text:p text:style-name="P15"/>
        <text:p text:style-name="P16"><text:tab/>L’objectif du projet <text:span text:style-name="T4">était</text:span> de créer un programme permettant de trouver le plus cours chemin entre deux stations du métro parisien et d’afficher sur une carte le tracé a suivre <text:span text:style-name="T4">ainsi que la durée du trajet.</text:span></text:p>
        <text:p text:style-name="P2"/>
        <text:p text:style-name="P2"/>
        <text:p text:style-name="P5">Déroulement du projet :</text:p>
        <text:p text:style-name="P5"/>
        <text:p text:style-name="P6">1) Pré-<text:span text:style-name="T4">lancement</text:span></text:p>
        <text:p text:style-name="P6"/>
        <text:list xml:id="list1404793645735989577" text:style-name="L1">
          <text:list-item>
            <text:p text:style-name="P17">La création d’un fichier contenant des informations sur les lignes de métro était indispensable , dans notre cas ce fichier - ligne_man.txt - contient une suite de gare correspondant aux gare ayant des liaisons directes et étant sur la même ligne , suivit , sur la ligne suivante , du nom de la ligne et de son terminus . Chaque ligne est présente plusieurs fois dans ce fichier , car nous avons décidé de mettre tous les sens dans lequel il était possible d’emprunter une ligne , celle ci possédant plusieurs terminus .</text:p>
            <text:p text:style-name="P18">Ce fichier a été obtenu en sélectionnant les terminus (gare qui ne possède qu’une seule liaison vers une gare ne possédant pas le même nom qu’elle) puis en suivant les liaisons a partir de ces terminus . Afin d’eviter de changer de ligne , il fallait verifier pour chaque liaison si la gare de départ et la gare d’arrivée possède le même nom , ce qui signifie un changement de ligne (ex : 190 191 180 ; saint-Lazarre → saint-Lazarre en 180s =&gt; changement de ligne).</text:p>
          </text:list-item>
          <text:list-item>
            <text:p text:style-name="P18">Pour permettre de cliquer sur la carte pour choisir les gares de départ et d’arrivée , il était nécessaire de posséder les coordonnées de chacune des gares . Un autre programme c est donc occupé d’afficher la carte et le nom d’une gare dans le terminal , il suffisait ensuite de cliquer sur la gare correspondante sur la carte et le programme enregistrait ses coordonnées puis affichait le nom de la prochaine gare.</text:p>
          </text:list-item>
          <text:list-item>
            <text:p text:style-name="P19">Un autre programme a également été créé pour permettre d’apporter des modification au fichier metro.txt ,pour permettre l’ajout de certaine gare non présente dans le fichier.</text:p>
          </text:list-item>
        </text:list>
        <text:p text:style-name="P8">2) <text:span text:style-name="T2">Lancement</text:span></text:p>
        <text:p text:style-name="P7"/>
        <text:list xml:id="list4410177033987686674" text:style-name="L2">
          <text:list-item>
            <text:p text:style-name="P20">Affichage</text:p>
          </text:list-item>
        </text:list>
        <text:p text:style-name="P9"><text:tab/><text:tab/>Dés le lancement , la carte s’affiche a l’écran en s’adaptant a la taille de celui-ci , l’utilisateur a alors la possibilité de zoomer/dézoomer et de se déplacer sur la carte , il peut egalement cliquer sur une gare pour la sélectionner un tant que gare de départ ou d’arrivé .</text:p>
        <text:p text:style-name="P9"/>
        <text:list xml:id="list141151284048792" text:continue-numbering="true" text:style-name="L2">
          <text:list-item>
            <text:p text:style-name="P20">Algo-pcc</text:p>
          </text:list-item>
        </text:list>
        <text:p text:style-name="P9"><text:tab/><text:tab/>Une fois le départ et l’arrivée trouvé , il suffit de lancer un algorithme de plus cours chemin , nous avons choisi dijkstra , avec un changement par rapport a dijkstra : chaque gare possédant plusieurs numéros (correspondant aux nombre de ligne qui y passe) , il est nécessaire de déterminer le meilleur point de départ et d’arriver , lors de nos premiers essais , la durée du parcours a pu être raccourci de 10min sur un trajet prenant <text:s/>20min auparavant , soit <text:span text:style-name="T5">une réduction de 50 % du temps de parcours !</text:span></text:p>
        <text:p text:style-name="P10"><text:soft-page-break/>L’algorithme de Dijkstra étant du one to all , déterminer la meilleure gare d’arrivé pour un point de départ est simple , ce qui n‘est pas le cas pour trouver la meilleure gare de départ : il faut rappeler Dijkstra pour chaque point de départ possible.</text:p>
        <text:p text:style-name="P10">Le chemin ainsi trouvé est stocké dans une chaîne de caractères.</text:p>
        <text:p text:style-name="P9"/>
        <text:list xml:id="list141152170581037" text:continue-numbering="true" text:style-name="L2">
          <text:list-item>
            <text:p text:style-name="P21">Repérer les lignes</text:p>
          </text:list-item>
        </text:list>
        <text:p text:style-name="P10"><text:tab/><text:tab/>A partir de la <text:span text:style-name="T6">chaîne</text:span> contenant le chemin est faite une recherche pour <text:span text:style-name="T6">déterminer</text:span> a quelle ligne appartient chacune des portions du trajet.</text:p>
        <text:p text:style-name="P24">La chaîne contenant le chemin est alors séparé en de plus petites portions qui sont stocké dans une tableau de chaîne de caractères</text:p>
        <text:list xml:id="list141152729216936" text:continue-numbering="true" text:style-name="L2">
          <text:list-header>
            <text:p text:style-name="P21"/>
          </text:list-header>
          <text:list-item>
            <text:p text:style-name="P21">Affichage</text:p>
          </text:list-item>
        </text:list>
        <text:p text:style-name="P7"><text:tab/><text:tab/><text:span text:style-name="T7">Les gares presentes dans la même case du tableau de chaines sont relié par une même couleur et chaque portions est d’une couleur différentes, le chemin a suivre est affiché sur la carte ou l’utilisateur peut effectuer les même actions que précédemment et dans le terminal.</text:span></text:p>
        <text:p text:style-name="P7"><text:span text:style-name="T1"/></text:p>
        <text:p text:style-name="P7"><text:span text:style-name="T1"/></text:p>
        <text:p text:style-name="P7"><text:span text:style-name="T1"/></text:p>
        <text:p text:style-name="P7"><text:span text:style-name="T1"/></text:p>
        <text:p text:style-name="P3">Structure de données :</text:p>
        <text:p text:style-name="P3"/>
        <text:p text:style-name="P4">Nous n’avons utilisé <text:span text:style-name="T7">que des tableaux</text:span> <text:span text:style-name="T7">et</text:span> <text:span text:style-name="T7">les structures</text:span> contenues dans la bibliothèque SDL pour l’affichage.</text:p>
        <text:p text:style-name="P4"/>
        <text:p text:style-name="P3">Description des fonctions complexes:</text:p>
        <text:p text:style-name="P4"/>
        <text:p text:style-name="P4"/>
        <text:p text:style-name="P11">1) <text:span text:style-name="T3">PCC</text:span></text:p>
        <text:p text:style-name="P14"/>
        <text:p text:style-name="P12">Certaines gares ont plusieurs arrêt avec le même nom, correspondant aux différentes lignes. Afin de déterminer le plus court chemin entre deux gares il faut d’abord déterminer quel est le bon arrêt à choisir en temps qu’arrêt de départ ou d’arrivée.</text:p>
        <text:p text:style-name="P12"/>
        <text:p text:style-name="P12">Nous utilisons l’algorithme de Dijkstra, qui est un algorithme de « one to all », il va donc trouver le plus court chemin entre une gare de départ et n’importe qu’elle gare d’arrivée. Lancer l’algorithme une fois nous permettra de trouver la bonne gare d’arrivée, mais pour le départ il faudra appeler plusieurs fois la fonction du PCC.</text:p>
        <text:p text:style-name="P12"/>
        <text:p text:style-name="P12"/>
        <text:p text:style-name="P12"/>
        <text:p text:style-name="P13">2) <text:span text:style-name="T2">Repérage chemin</text:span></text:p>
        <text:p text:style-name="P13"/>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1" svg:font-family="'Liberation Serif'"/>
    <style:font-face style:name="OpenSymbol" svg:font-family="OpenSymbol"/>
    <style:font-face style:name="FreeSerif" svg:font-family="FreeSerif" style:font-family-generic="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Liberation Sans" fo:font-family="'Liberation Sans'" fo:font-size="14pt"/>
    </style:style>
    <style:style style:name="Text_20_body" style:display-name="Text body" style:family="paragraph" style:parent-style-name="Normal" style:class="text">
      <style:paragraph-properties fo:margin-top="0cm" fo:margin-bottom="0.247cm" loext:contextual-spacing="false" fo:line-height="12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Normal" style:family="paragraph">
      <style:paragraph-properties fo:orphans="2" fo:widows="2" style:writing-mode="lr-tb"/>
      <style:text-properties style:font-name="Liberation Serif1" fo:font-family="'Liberation Serif'" fo:font-size="12pt" fo:language="fr" fo:country="FR"/>
    </style:style>
    <style:style style:name="Bullet_20_Symbols_5f_text" style:display-name="Bullet Symbols_text" style:family="text">
      <style:text-properties style:font-name="OpenSymbol" fo:font-family="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4-20T09:47:59.853097563</meta:creation-date>
    <dc:date>2017-05-03T14:11:50.914763602</dc:date>
    <meta:editing-duration>PT50M13S</meta:editing-duration>
    <meta:editing-cycles>11</meta:editing-cycles>
    <meta:document-statistic meta:table-count="0" meta:image-count="0" meta:object-count="0" meta:page-count="2" meta:paragraph-count="32" meta:word-count="778" meta:character-count="4448" meta:non-whitespace-character-count="3700"/>
  </office:meta>
</office:document-meta>
</file>